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mplateSection">
        <text:p text:style-name="Standard"><text:text-input text:description=""/>FancyPantsMcSnooterson</text:p>
      </text:section>
      <text:section text:style-name="Sect1" text:name="TemplateSection">
        <text:p text:style-name="Standard"><text:text-input text:description=""/>BobJones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10:06:02.717000000</meta:creation-date>
    <dc:date>2014-06-17T13:26:57.197000000</dc:date>
    <meta:editing-duration>P0D</meta:editing-duration>
    <meta:editing-cycles>5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1" meta:word-count="8" meta:character-count="40" meta:non-whitespace-character-count="39"/>
  </office:meta>
</office:document-meta>
</file>